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marker-start="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fill="solid" draw:fill-color="#94bd5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color="#000000" draw:fill="solid" draw:fill-color="#aecf00" draw:textarea-horizontal-align="justify" draw:textarea-vertical-align="middle" draw:auto-grow-height="false"/>
    </style:style>
    <style:style style:name="gr1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="solid" draw:fill-color="#ffffff" draw:textarea-vertical-align="middle" draw:auto-grow-height="false" fo:min-height="0cm" fo:min-width="0cm"/>
    </style:style>
    <style:style style:name="gr1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family="Purisa" style:font-pitch="variable" fo:font-size="18pt"/>
    </style:style>
    <style:style style:name="P4" style:family="paragraph">
      <style:text-properties fo:font-family="Ubuntu" style:font-pitch="variable" fo:font-size="18pt"/>
    </style:style>
    <style:style style:name="P5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6" style:family="paragraph">
      <style:text-properties fo:color="#aecf00"/>
    </style:style>
    <style:style style:name="P7" style:family="paragraph">
      <style:text-properties fo:color="#ffffff"/>
    </style:style>
    <style:style style:name="P8" style:family="paragraph">
      <style:text-properties fo:color="#ffffff" fo:font-family="Ubuntu" style:font-pitch="variable"/>
    </style:style>
    <style:style style:name="P9" style:family="paragraph">
      <style:paragraph-properties fo:text-align="center"/>
      <style:text-properties fo:font-family="Ubuntu" style:font-pitch="variable" fo:font-size="18pt"/>
    </style:style>
    <style:style style:name="P10" style:family="paragraph">
      <style:text-properties fo:font-family="Ubuntu" style:font-pitch="variable" fo:font-size="12pt" style:font-size-asian="12pt" style:font-size-complex="12pt"/>
    </style:style>
    <style:style style:name="P11" style:family="paragraph">
      <style:paragraph-properties fo:text-align="center"/>
      <style:text-properties fo:font-family="Ubuntu" style:font-pitch="variable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text-properties fo:font-family="Ubuntu" style:font-pitch="variable"/>
    </style:style>
    <style:style style:name="T1" style:family="text">
      <style:text-properties fo:font-family="Ubuntu" style:font-pitch="variable"/>
    </style:style>
    <style:style style:name="T2" style:family="text">
      <style:text-properties fo:font-family="Ubuntu" style:font-pitch="variable" fo:font-size="12pt" style:font-size-asian="12pt" style:font-size-complex="12pt"/>
    </style:style>
    <style:style style:name="T3" style:family="text">
      <style:text-properties fo:color="#aecf00" fo:font-weight="bold" style:font-weight-asian="bold" style:font-weight-complex="bold"/>
    </style:style>
    <style:style style:name="T4" style:family="text">
      <style:text-properties fo:color="#aecf00"/>
    </style:style>
    <style:style style:name="T5" style:family="text">
      <style:text-properties fo:color="#ffffff" fo:font-family="Ubuntu" style:font-pitch="variable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4.706cm" svg:height="14.706cm" svg:x="2.339cm" svg:y="1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6.067cm" svg:height="5.741cm" svg:x="4.312cm" svg:y="2.516cm">
          <text:p text:style-name="P2"><text:span text:style-name="T1">Cor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733cm" svg:height="0.963cm" svg:x="11.229cm" svg:y="2.808cm">
          <draw:text-box>
            <text:p text:style-name="P4"><text:span text:style-name="T1">Domain</text:span></text:p>
          </draw:text-box>
        </draw:frame>
        <draw:custom-shape draw:style-name="gr4" draw:text-style-name="P5" draw:layer="layout" svg:width="1.905cm" svg:height="1.704cm" svg:x="5.384cm" svg:y="5.963cm">
          <text:p text:style-name="P1"><text:span text:style-name="T2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905cm" svg:height="1.704cm" svg:x="6.785cm" svg:y="2.963cm">
          <text:p text:style-name="P1"><text:span text:style-name="T2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6.067cm" svg:height="5.741cm" svg:x="10.613cm" svg:y="6.117cm">
          <text:p text:style-name="P2"><text:span text:style-name="T1">Cor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905cm" svg:height="1.704cm" svg:x="13.086cm" svg:y="6.564cm">
          <text:p text:style-name="P1"><text:span text:style-name="T2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6.067cm" svg:height="5.741cm" svg:x="4.414cm" svg:y="9.518cm">
          <text:p text:style-name="P2"><text:span text:style-name="T1">Cor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905cm" svg:height="1.704cm" svg:x="4.786cm" svg:y="12.465cm">
          <text:p text:style-name="P1"><text:span text:style-name="T2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905cm" svg:height="1.704cm" svg:x="6.887cm" svg:y="9.965cm">
          <text:p text:style-name="P1"><text:span text:style-name="T2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905cm" svg:height="1.704cm" svg:x="7.688cm" svg:y="12.865cm">
          <text:p text:style-name="P1"><text:span text:style-name="T2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682cm" svg:y1="8.054cm" svg:x2="5.782cm" svg:y2="9.726cm">
          <text:p/>
        </draw:line>
        <draw:line draw:style-name="gr5" draw:text-style-name="P1" draw:layer="layout" svg:x1="12.767cm" svg:y1="11.998cm" svg:x2="10.595cm" svg:y2="13.201cm">
          <text:p/>
        </draw:line>
        <draw:line draw:style-name="gr5" draw:text-style-name="P1" draw:layer="layout" svg:x1="12.767cm" svg:y1="5.815cm" svg:x2="10.762cm" svg:y2="4.879cm">
          <text:p/>
        </draw:line>
        <draw:line draw:style-name="gr6" draw:text-style-name="P1" draw:layer="layout" svg:x1="6.183cm" svg:y1="17.078cm" svg:x2="6.217cm" svg:y2="14.905cm">
          <text:p/>
        </draw:line>
        <draw:custom-shape draw:style-name="gr7" draw:text-style-name="P1" draw:layer="layout" svg:width="6.216cm" svg:height="3.877cm" svg:x="3.11cm" svg:y="17.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015cm" svg:height="3.409cm" svg:x="3.211cm" svg:y="17.748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053cm" svg:height="0.962cm" svg:x="3.345cm" svg:y="20.021cm">
          <draw:text-box>
            <text:p><text:span text:style-name="T3">&gt;</text:span><text:span text:style-name="T4"> </text:span></text:p>
          </draw:text-box>
        </draw:frame>
        <draw:frame draw:style-name="gr9" draw:text-style-name="P8" draw:layer="layout" svg:width="1.395cm" svg:height="0.963cm" svg:x="5.485cm" svg:y="18.818cm">
          <draw:text-box>
            <text:p text:style-name="P7"><text:span text:style-name="T5">CLI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4.706cm" svg:height="14.706cm" svg:x="2.339cm" svg:y="1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3.913cm" svg:height="3.702cm" svg:x="5.612cm" svg:y="3.216cm">
          <text:p text:style-name="P2"><text:span text:style-name="T1">Corus</text:span></text:p>
          <text:p text:style-name="P2"><text:span text:style-name="T2">&lt;&lt;repo server&gt;&g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913cm" svg:height="3.702cm" svg:x="12.231cm" svg:y="8.263cm">
          <text:p text:style-name="P9"><text:span text:style-name="T1">Corus</text:span></text:p>
          <text:p text:style-name="P9"><text:span text:style-name="T2">&lt;&lt;repo client&gt;&g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913cm" svg:height="3.702cm" svg:x="5.347cm" svg:y="10.402cm">
          <text:p text:style-name="P9"><text:span text:style-name="T1">Corus</text:span></text:p>
          <text:p text:style-name="P9"><text:span text:style-name="T2">&lt;&lt;repo client&gt;&g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733cm" svg:height="0.963cm" svg:x="11.496cm" svg:y="4.445cm">
          <draw:text-box>
            <text:p text:style-name="P4"><text:span text:style-name="T1">Domain</text:span></text:p>
          </draw:text-box>
        </draw:frame>
        <draw:line draw:style-name="gr11" draw:text-style-name="P1" draw:layer="layout" svg:x1="7.42cm" svg:y1="7.218cm" svg:x2="7.219cm" svg:y2="10.093cm">
          <text:p/>
        </draw:line>
        <draw:line draw:style-name="gr11" draw:text-style-name="P1" draw:layer="layout" svg:x1="9.759cm" svg:y1="6.249cm" svg:x2="12.6cm" svg:y2="8.422cm">
          <text:p/>
        </draw:line>
        <draw:frame draw:style-name="gr9" draw:text-style-name="P10" draw:layer="layout" svg:width="2.373cm" svg:height="0.725cm" svg:x="10.596cm" svg:y="6.449cm">
          <draw:text-box>
            <text:p><text:span text:style-name="T2">&lt;&lt;push&gt;&gt;</text:span></text:p>
          </draw:text-box>
        </draw:frame>
      </draw:page>
      <draw:page draw:name="page3" draw:style-name="dp1" draw:master-page-name="Default">
        <draw:line draw:style-name="gr12" draw:text-style-name="P1" draw:layer="layout" svg:x1="4.613cm" svg:y1="3.342cm" svg:x2="4.613cm" svg:y2="16.51cm">
          <text:p/>
        </draw:line>
        <draw:custom-shape draw:style-name="gr10" draw:text-style-name="P11" draw:layer="layout" svg:width="5.615cm" svg:height="1.404cm" svg:x="1.805cm" svg:y="1.972cm">
          <text:p text:style-name="P11"><text:span text:style-name="T1">Coru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.615cm" svg:height="1.404cm" svg:x="10.938cm" svg:y="1.938cm">
          <text:p text:style-name="P11"><text:span text:style-name="T1">Process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3.813cm" svg:y1="3.342cm" svg:x2="13.813cm" svg:y2="16.543cm">
          <text:p/>
        </draw:line>
        <draw:custom-shape draw:style-name="gr13" draw:text-style-name="P1" draw:layer="layout" svg:width="0.669cm" svg:height="11.463cm" svg:x="4.278cm" svg:y="4.5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69cm" svg:height="11.497cm" svg:x="13.479cm" svg:y="4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2.272cm" svg:height="2.44cm" draw:transform="rotate (-1.5707963267949) translate (6.963cm 5.01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9" draw:text-style-name="P12" draw:layer="layout" svg:width="4.587cm" svg:height="0.806cm" svg:x="7.119cm" svg:y="5.715cm">
          <draw:text-box>
            <text:p><text:span text:style-name="T6">Check poll timeout</text:span></text:p>
          </draw:text-box>
        </draw:frame>
        <draw:custom-shape draw:style-name="gr13" draw:text-style-name="P1" draw:layer="layout" svg:width="7.687cm" svg:height="1.37cm" svg:x="5.381cm" svg:y="8.4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2" draw:layer="layout" svg:width="1.162cm" svg:height="0.806cm" svg:x="8.22cm" svg:y="7.815cm">
          <draw:text-box>
            <text:p><text:span text:style-name="T6">Kill</text:span></text:p>
          </draw:text-box>
        </draw:frame>
        <draw:custom-shape draw:style-name="gr13" draw:text-style-name="P1" draw:layer="layout" svg:width="7.687cm" svg:height="1.37cm" svg:x="5.38cm" svg:y="10.922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2" draw:layer="layout" svg:width="2.957cm" svg:height="0.806cm" svg:x="8.22cm" svg:y="10.415cm">
          <draw:text-box>
            <text:p><text:span text:style-name="T6">Confirm kill</text:span></text:p>
          </draw:text-box>
        </draw:frame>
        <draw:frame draw:style-name="gr9" draw:text-style-name="P12" draw:layer="layout" svg:width="1.162cm" svg:height="0.806cm" svg:x="8.22cm" svg:y="7.815cm">
          <draw:text-box>
            <text:p><text:span text:style-name="T6">Kill</text:span></text:p>
          </draw:text-box>
        </draw:frame>
        <draw:custom-shape draw:style-name="gr14" draw:text-style-name="P1" draw:layer="layout" svg:width="2.272cm" svg:height="2.44cm" draw:transform="rotate (-1.5707963267949) translate (6.964cm 13.01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9" draw:text-style-name="P12" draw:layer="layout" svg:width="3.986cm" svg:height="0.806cm" svg:x="7.12cm" svg:y="13.715cm">
          <draw:text-box>
            <text:p><text:span text:style-name="T6">Restart process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14.706cm" svg:height="14.706cm" svg:x="2.339cm" svg:y="1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3.913cm" svg:height="3.702cm" svg:x="5.612cm" svg:y="3.216cm">
          <text:p text:style-name="P2"><text:span text:style-name="T1">Cor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913cm" svg:height="3.702cm" svg:x="12.164cm" svg:y="5.89cm">
          <text:p text:style-name="P9"><text:span text:style-name="T1">Cor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3.913cm" svg:height="3.702cm" svg:x="3.409cm" svg:y="9.466cm">
          <text:p text:style-name="P9"><text:span text:style-name="T1">Cor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733cm" svg:height="0.963cm" svg:x="11.496cm" svg:y="4.445cm">
          <draw:text-box>
            <text:p text:style-name="P4"><text:span text:style-name="T1">Domain</text:span></text:p>
          </draw:text-box>
        </draw:frame>
        <draw:line draw:style-name="gr11" draw:text-style-name="P1" draw:layer="layout" svg:x1="6.117cm" svg:y1="9.257cm" svg:x2="6.919cm" svg:y2="7.052cm">
          <text:p/>
        </draw:line>
        <draw:line draw:style-name="gr11" draw:text-style-name="P1" draw:layer="layout" svg:x1="9.759cm" svg:y1="6.249cm" svg:x2="11.731cm" svg:y2="7.152cm">
          <text:p/>
        </draw:line>
        <draw:custom-shape draw:style-name="gr2" draw:text-style-name="P9" draw:layer="layout" svg:width="3.913cm" svg:height="3.702cm" svg:x="9.425cm" svg:y="11.538cm">
          <text:p text:style-name="P9"><text:span text:style-name="T1">Cor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3.603cm" svg:y1="9.725cm" svg:x2="12.6cm" svg:y2="11.53cm">
          <text:p/>
        </draw:line>
        <draw:custom-shape draw:style-name="gr7" draw:text-style-name="P1" draw:layer="layout" svg:width="6.216cm" svg:height="3.877cm" svg:x="3.41cm" svg:y="17.3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015cm" svg:height="3.409cm" svg:x="3.511cm" svg:y="17.747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053cm" svg:height="0.962cm" svg:x="3.645cm" svg:y="20.02cm">
          <draw:text-box>
            <text:p><text:span text:style-name="T3">&gt;</text:span><text:span text:style-name="T4"> </text:span></text:p>
          </draw:text-box>
        </draw:frame>
        <draw:frame draw:style-name="gr9" draw:text-style-name="P8" draw:layer="layout" svg:width="1.395cm" svg:height="0.963cm" svg:x="5.785cm" svg:y="18.817cm">
          <draw:text-box>
            <text:p text:style-name="P7"><text:span text:style-name="T5">CLI</text:span></text:p>
          </draw:text-box>
        </draw:frame>
        <draw:line draw:style-name="gr11" draw:text-style-name="P1" draw:layer="layout" svg:x1="5.348cm" svg:y1="16.877cm" svg:x2="5.281cm" svg:y2="13.468cm">
          <text:p/>
        </draw:line>
      </draw:page>
      <draw:page draw:name="page5" draw:style-name="dp1" draw:master-page-name="Default">
        <draw:custom-shape draw:style-name="gr10" draw:text-style-name="P11" xml:id="id1" draw:id="id1" draw:layer="layout" svg:width="6.25cm" svg:height="2.105cm" svg:x="2.006cm" svg:y="2.007cm">
          <text:p text:style-name="P1"><text:span text:style-name="T1">Statu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2" draw:id="id2" draw:layer="layout" svg:width="6.25cm" svg:height="2.105cm" svg:x="7.006cm" svg:y="6.008cm">
          <text:p text:style-name="P1"><text:span text:style-name="T1">Context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3" draw:id="id3" draw:layer="layout" svg:width="6.25cm" svg:height="2.105cm" svg:x="12.006cm" svg:y="10.209cm"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5.131cm" svg:y1="4.112cm" svg:x2="7.006cm" svg:y2="7.06cm" draw:start-shape="id1" draw:start-glue-point="2" draw:end-shape="id2" draw:end-glue-point="3" svg:d="m5131 4112v2948h1875">
          <text:p/>
        </draw:connector>
        <draw:connector draw:style-name="gr15" draw:text-style-name="P1" draw:layer="layout" svg:x1="10.131cm" svg:y1="8.113cm" svg:x2="12.006cm" svg:y2="11.261cm" draw:start-shape="id2" draw:start-glue-point="2" draw:end-shape="id3" draw:end-glue-point="3" svg:d="m10131 8113v3148h1875">
          <text:p/>
        </draw:connector>
        <draw:frame draw:style-name="gr9" draw:text-style-name="P13" draw:layer="layout" svg:width="0.862cm" svg:height="0.963cm" svg:x="5.049cm" svg:y="4.013cm">
          <draw:text-box>
            <text:p><text:span text:style-name="T1">1</text:span></text:p>
          </draw:text-box>
        </draw:frame>
        <draw:frame draw:style-name="gr9" draw:text-style-name="P13" draw:layer="layout" svg:width="0.807cm" svg:height="0.963cm" svg:x="6.249cm" svg:y="6.014cm">
          <draw:text-box>
            <text:p><text:span text:style-name="T1">*</text:span></text:p>
          </draw:text-box>
        </draw:frame>
        <draw:frame draw:style-name="gr9" draw:text-style-name="P13" draw:layer="layout" svg:width="0.862cm" svg:height="0.963cm" svg:x="10.049cm" svg:y="8.014cm">
          <draw:text-box>
            <text:p><text:span text:style-name="T1">1</text:span></text:p>
          </draw:text-box>
        </draw:frame>
        <draw:frame draw:style-name="gr9" draw:text-style-name="P13" draw:layer="layout" svg:width="0.807cm" svg:height="0.963cm" svg:x="11.25cm" svg:y="10.215cm">
          <draw:text-box>
            <text:p><text:span text:style-name="T1">*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aecf0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nick Duchesne</meta:initial-creator>
    <meta:creation-date>2013-06-06T19:31:22</meta:creation-date>
    <dc:date>2013-06-06T21:04:00</dc:date>
    <dc:creator>Yanick Duchesne</dc:creator>
    <meta:editing-duration>PT54M16S</meta:editing-duration>
    <meta:editing-cycles>10</meta:editing-cycles>
    <meta:generator>LibreOffice/3.4$Unix LibreOffice_project/340m1$Build-402</meta:generator>
    <meta:document-statistic meta:object-count="65"/>
  </office:meta>
</office:document-meta>
</file>